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332761E52D89EBC.png" manifest:media-type="image/png"/>
  <manifest:file-entry manifest:full-path="Pictures/100002010000078000000438F4E1679B372D50D2.png" manifest:media-type="image/png"/>
  <manifest:file-entry manifest:full-path="Pictures/100002010000078000000438FE7838DC2F00465F.png" manifest:media-type="image/png"/>
  <manifest:file-entry manifest:full-path="Pictures/100002010000078000000438C654C185255BCFF1.png" manifest:media-type="image/png"/>
  <manifest:file-entry manifest:full-path="Pictures/1000020100000780000004385E0A3530431FF26D.png" manifest:media-type="image/png"/>
  <manifest:file-entry manifest:full-path="Pictures/1000020100000780000004388F69B3C9FBC7E01E.png" manifest:media-type="image/png"/>
  <manifest:file-entry manifest:full-path="Pictures/100002010000078000000438CCF2E8408A96F4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81d" officeooo:paragraph-rsid="0011581d"/>
    </style:style>
    <style:style style:name="P2" style:family="paragraph" style:parent-style-name="Standard">
      <style:text-properties officeooo:rsid="0011a497" officeooo:paragraph-rsid="0011a4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ress</text:p>
      <text:p text:style-name="P1"><draw:frame draw:style-name="fr1" draw:name="Image1" text:anchor-type="paragraph" svg:x="0.2681in" svg:y="0.1673in" svg:width="5.9335in" svg:height="3.3374in" draw:z-index="0"><draw:image xlink:href="Pictures/100002010000078000000438FE7838DC2F00465F.png" xlink:type="simple" xlink:show="embed" xlink:actuate="onLoad" loext:mime-type="image/png"/></draw:frame></text:p>
      <text:p text:style-name="P1"><draw:frame draw:style-name="fr1" draw:name="Image2" text:anchor-type="paragraph" svg:x="0.2555in" svg:y="0.1756in" svg:width="5.9075in" svg:height="3.3228in" draw:z-index="1"><draw:image xlink:href="Pictures/100002010000078000000438F4E1679B372D50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rder</text:p>
      <text:p text:style-name="P2"/>
      <text:p text:style-name="P2"><draw:frame draw:style-name="fr2" draw:name="Image3" text:anchor-type="paragraph" svg:width="6.9252in" svg:height="3.8953in" draw:z-index="2"><draw:image xlink:href="Pictures/100002010000078000000438C654C185255BCFF1.png" xlink:type="simple" xlink:show="embed" xlink:actuate="onLoad" loext:mime-type="image/png"/></draw:frame><draw:frame draw:style-name="fr1" draw:name="Image4" text:anchor-type="paragraph" svg:x="-0.0417in" svg:y="4.0563in" svg:width="6.9252in" svg:height="3.8953in" draw:z-index="3"><draw:image xlink:href="Pictures/1000020100000780000004385E0A3530431FF26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Product</text:p>
      <text:p text:style-name="P2"/>
      <text:p text:style-name="P2"><draw:frame draw:style-name="fr3" draw:name="Image5" text:anchor-type="paragraph" svg:width="6.9252in" svg:height="3.8953in" draw:z-index="4"><draw:image xlink:href="Pictures/1000020100000780000004388F69B3C9FBC7E01E.png" xlink:type="simple" xlink:show="embed" xlink:actuate="onLoad" loext:mime-type="image/png"/></draw:frame></text:p>
      <text:p text:style-name="P2"><draw:frame draw:style-name="fr3" draw:name="Image6" text:anchor-type="paragraph" svg:width="6.9252in" svg:height="3.8953in" draw:z-index="5"><draw:image xlink:href="Pictures/100002010000078000000438CCF2E8408A96F4B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User</text:p>
      <text:p text:style-name="P2"><draw:frame draw:style-name="fr3" draw:name="Image7" text:anchor-type="paragraph" svg:width="6.9252in" svg:height="3.8953in" draw:z-index="6"><draw:image xlink:href="Pictures/1000020100000780000004385332761E52D89EBC.png" xlink:type="simple" xlink:show="embed" xlink:actuate="onLoad" loext:mime-type="image/png"/></draw:frame></text:p>
      <text:p text:style-name="P2"><draw:frame draw:style-name="fr3" draw:name="Image8" text:anchor-type="paragraph" svg:width="6.9252in" svg:height="3.8953in" draw:z-index="7"><draw:image xlink:href="Pictures/1000020100000780000004385332761E52D89E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6:55:08.661433522</meta:creation-date>
    <dc:date>2020-07-16T17:02:17.971187705</dc:date>
    <meta:editing-duration>PT7M13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4" meta:paragraph-count="4" meta:word-count="4" meta:character-count="23" meta:non-whitespace-character-count="23"/>
  </office:meta>
</office:document-meta>
</file>